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3" calcext:value-type="float">
            <text:p>201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izona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lanta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ffalo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olina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ncinnati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nver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troit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n Bay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uston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napolis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cksonville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ansas City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nnesota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 Orleans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Y Jets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akland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Dieg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Francisco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attle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 Louis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shington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